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1cm" fo:min-width="3.2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1cm" fo:min-width="5.7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664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006cm" fo:min-width="1.2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101cm" fo:min-width="3.299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102cm" fo:min-width="3.299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1.004cm" fo:min-width="1.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.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0.3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1.9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03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3.799cm" svg:height="1.35cm" svg:x="4.399cm" svg:y="1cm">
          <text:p text:style-name="P1">Initialisierung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799cm" svg:height="1.35cm" svg:x="4.399cm" svg:y="3.992cm">
          <text:p text:style-name="P1">Start Loop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801cm" svg:height="0.962cm" svg:x="11.288cm" svg:y="23.1cm">
          <draw:text-box>
            <text:p>6 Minuten vergangen?</text:p>
          </draw:text-box>
        </draw:frame>
        <draw:custom-shape draw:style-name="gr3" draw:text-style-name="P2" xml:id="id2" draw:id="id2" draw:layer="layout" svg:width="6.297cm" svg:height="1.35cm" svg:x="3.106cm" svg:y="6.461cm">
          <text:p text:style-name="P1">Sensorwerte lesen u.</text:p>
          <text:p text:style-name="P1">auf Screen schreiben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799cm" svg:height="1.35cm" svg:x="4.204cm" svg:y="14.72cm">
          <text:p text:style-name="P1">Aktion </text:p>
          <text:p text:style-name="P1">Aktore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8.164cm" svg:height="3.806cm" svg:x="11.271cm" svg:y="0.846cm">
          <draw:text-box>
            <text:p>Werte-Array, Control-Array </text:p>
            <text:p>und Vorgaben einlesen,</text:p>
            <text:p>Sensoren initialisieren <text:s/></text:p>
            <text:p>Aufbau Kontrollpanel</text:p>
          </draw:text-box>
        </draw:frame>
        <draw:custom-shape draw:style-name="gr5" draw:text-style-name="P2" xml:id="id3" draw:id="id3" draw:layer="layout" svg:width="3.399cm" svg:height="2.51cm" svg:x="4.417cm" svg:y="8.7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6" draw:id="id6" draw:layer="layout" svg:width="3.799cm" svg:height="1.351cm" svg:x="4.199cm" svg:y="12.193cm">
          <text:p text:style-name="P1"><text:s/>Soll != 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8" draw:id="id8" draw:layer="layout" svg:width="3.799cm" svg:height="1.352cm" svg:x="4.199cm" svg:y="17.21cm">
          <text:p text:style-name="P1">Aktion </text:p>
          <text:p text:style-name="P1">Bildschi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4" draw:id="id4" draw:layer="layout" svg:width="3.399cm" svg:height="2.508cm" svg:x="4.399cm" svg:y="21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11" draw:id="id11" draw:layer="layout" svg:width="3.799cm" svg:height="1.352cm" svg:x="4.199cm" svg:y="25.122cm">
          <text:p text:style-name="P1">Sensorwerte </text:p>
          <text:p text:style-name="P1">in Dat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type="line" svg:x1="6.298cm" svg:y1="5.342cm" svg:x2="6.254cm" svg:y2="6.461cm" draw:start-shape="id1" draw:start-glue-point="2" draw:end-shape="id2" draw:end-glue-point="0" svg:d="M6298 5342l-44 1119" svg:viewBox="0 0 45 1120">
          <text:p/>
        </draw:connector>
        <draw:custom-shape draw:style-name="gr7" draw:text-style-name="P2" xml:id="id9" draw:id="id9" draw:layer="layout" svg:width="3.799cm" svg:height="1.352cm" svg:x="4.199cm" svg:y="19.622cm">
          <text:p text:style-name="P1"><text:s/>Soll = Is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8.964cm" svg:height="2.384cm" svg:x="11.2cm" svg:y="9.1cm">
          <draw:text-box>
            <text:p>Aktion durch Sensor-</text:p>
            <text:p>werte, Button-Press oder Zeit-</text:p>
            <text:p>schaltung angefordert?</text:p>
          </draw:text-box>
        </draw:frame>
        <draw:line draw:style-name="gr9" draw:text-style-name="P4" draw:layer="layout" svg:x1="6.199cm" svg:y1="7.851cm" svg:x2="6.199cm" svg:y2="8.816cm">
          <text:p/>
        </draw:line>
        <draw:connector draw:style-name="gr9" draw:text-style-name="P4" draw:layer="layout" svg:x1="4.417cm" svg:y1="10.002cm" svg:x2="4.399cm" svg:y2="23.096cm" draw:start-shape="id3" draw:start-glue-point="5" draw:end-shape="id4" draw:end-glue-point="5" svg:d="M4417 10002h-520v13094h502" svg:viewBox="0 0 521 13095">
          <text:p/>
        </draw:connector>
        <draw:connector draw:style-name="gr9" draw:text-style-name="P4" draw:layer="layout" draw:type="line" svg:x1="6.298cm" svg:y1="2.35cm" svg:x2="6.298cm" svg:y2="3.992cm" draw:start-shape="id5" draw:start-glue-point="2" draw:end-shape="id1" svg:d="M6298 2350v1642" svg:viewBox="0 0 1 1643">
          <text:p/>
        </draw:connector>
        <draw:connector draw:style-name="gr9" draw:text-style-name="P4" draw:layer="layout" draw:type="line" svg:x1="6.117cm" svg:y1="11.257cm" svg:x2="6.098cm" svg:y2="12.193cm" draw:start-shape="id3" draw:start-glue-point="6" draw:end-shape="id6" draw:end-glue-point="0" svg:d="M6117 11257l-19 936" svg:viewBox="0 0 20 937">
          <text:p/>
        </draw:connector>
        <draw:connector draw:style-name="gr9" draw:text-style-name="P4" draw:layer="layout" draw:type="line" svg:x1="6.098cm" svg:y1="13.544cm" svg:x2="6.103cm" svg:y2="14.72cm" draw:start-shape="id6" draw:start-glue-point="2" draw:end-shape="id7" draw:end-glue-point="0" svg:d="M6098 13544l5 1176" svg:viewBox="0 0 6 1177">
          <text:p/>
        </draw:connector>
        <draw:connector draw:style-name="gr9" draw:text-style-name="P4" draw:layer="layout" draw:type="line" svg:x1="6.103cm" svg:y1="16.07cm" svg:x2="6.098cm" svg:y2="17.21cm" draw:start-shape="id7" draw:start-glue-point="2" draw:end-shape="id8" draw:end-glue-point="0" svg:d="M6103 16070l-5 1140" svg:viewBox="0 0 6 1141">
          <text:p/>
        </draw:connector>
        <draw:connector draw:style-name="gr9" draw:text-style-name="P4" draw:layer="layout" draw:type="line" svg:x1="6.098cm" svg:y1="18.562cm" svg:x2="6.098cm" svg:y2="19.622cm" draw:start-shape="id8" draw:start-glue-point="2" draw:end-shape="id9" draw:end-glue-point="0" svg:d="M6098 18562v1060" svg:viewBox="0 0 1 1061">
          <text:p/>
        </draw:connector>
        <draw:connector draw:style-name="gr9" draw:text-style-name="P4" draw:layer="layout" draw:type="line" svg:x1="6.098cm" svg:y1="20.974cm" svg:x2="6.099cm" svg:y2="21.842cm" draw:start-shape="id9" draw:start-glue-point="2" draw:end-shape="id4" draw:end-glue-point="4" svg:d="M6098 20974l1 868" svg:viewBox="0 0 2 869">
          <text:p/>
        </draw:connector>
        <draw:custom-shape draw:style-name="gr1" draw:text-style-name="P2" xml:id="id10" draw:id="id10" draw:layer="layout" svg:width="3.799cm" svg:height="1.35cm" svg:x="4.199cm" svg:y="27.15cm">
          <text:p text:style-name="P1">Ende Loo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7.798cm" svg:y1="23.096cm" svg:x2="7.998cm" svg:y2="27.825cm" draw:start-shape="id4" draw:start-glue-point="7" draw:end-shape="id10" svg:d="M7798 23096h700v4729h-500" svg:viewBox="0 0 701 4730">
          <text:p/>
        </draw:connector>
        <draw:connector draw:style-name="gr9" draw:text-style-name="P4" draw:layer="layout" draw:type="line" svg:x1="6.099cm" svg:y1="24.35cm" svg:x2="6.098cm" svg:y2="25.122cm" draw:start-shape="id4" draw:start-glue-point="6" draw:end-shape="id11" draw:end-glue-point="0" svg:d="M6099 24350l-1 772" svg:viewBox="0 0 2 773">
          <text:p/>
        </draw:connector>
        <draw:connector draw:style-name="gr9" draw:text-style-name="P4" draw:layer="layout" draw:type="line" svg:x1="6.098cm" svg:y1="26.474cm" svg:x2="6.098cm" svg:y2="27.15cm" draw:start-shape="id11" draw:start-glue-point="2" draw:end-shape="id10" draw:end-glue-point="0" svg:d="M6098 26474v676" svg:viewBox="0 0 1 677">
          <text:p/>
        </draw:connector>
        <draw:connector draw:style-name="gr9" draw:text-style-name="P4" draw:layer="layout" svg:x1="4.199cm" svg:y1="27.825cm" svg:x2="4.399cm" svg:y2="4.667cm" draw:start-shape="id10" draw:start-glue-point="3" draw:end-shape="id1" draw:end-glue-point="3" svg:d="M4199 27825h-502v-23158h702" svg:viewBox="0 0 703 23159">
          <text:p/>
        </draw:connector>
        <draw:frame draw:style-name="gr11" draw:text-style-name="P3" draw:layer="layout" svg:width="0.853cm" svg:height="0.962cm" svg:x="3.1cm" svg:y="9.202cm">
          <draw:text-box>
            <text:p>n</text:p>
          </draw:text-box>
        </draw:frame>
        <draw:frame draw:style-name="gr12" draw:text-style-name="P3" draw:layer="layout" svg:width="0.82cm" svg:height="1.218cm" svg:x="6.445cm" svg:y="10.86cm">
          <draw:text-box>
            <text:p>y</text:p>
          </draw:text-box>
        </draw:frame>
        <draw:frame draw:style-name="gr13" draw:text-style-name="P3" draw:layer="layout" svg:width="0.82cm" svg:height="0.962cm" svg:x="6.679cm" svg:y="24.17cm">
          <draw:text-box>
            <text:p>y</text:p>
          </draw:text-box>
        </draw:frame>
        <draw:frame draw:style-name="gr14" draw:text-style-name="P3" draw:layer="layout" svg:width="0.853cm" svg:height="0.962cm" svg:x="8.597cm" svg:y="22.036cm">
          <draw:text-box>
            <text:p>n</text:p>
          </draw:text-box>
        </draw:frame>
        <draw:frame draw:style-name="gr15" draw:text-style-name="P3" draw:layer="layout" svg:width="2.403cm" svg:height="1.673cm" svg:x="4.996cm" svg:y="9.227cm">
          <draw:text-box>
            <text:p>Check</text:p>
            <text:p>Center</text:p>
          </draw:text-box>
        </draw:frame>
        <draw:frame draw:style-name="gr16" draw:text-style-name="P3" draw:layer="layout" svg:width="5.112cm" svg:height="0.962cm" svg:x="11.3cm" svg:y="4.7cm">
          <draw:text-box>
            <text:p>1 Loop/Sekunde</text:p>
          </draw:text-box>
        </draw:frame>
        <draw:frame draw:style-name="gr17" draw:text-style-name="P3" draw:layer="layout" svg:width="6.839cm" svg:height="1.673cm" svg:x="11.2cm" svg:y="17.718cm">
          <draw:text-box>
            <text:p>Zustandsänderung auf</text:p>
            <text:p>Screen anzeigen</text:p>
          </draw:text-box>
        </draw:frame>
        <draw:frame draw:style-name="gr18" draw:text-style-name="P3" draw:layer="layout" svg:width="8.503cm" svg:height="1.673cm" svg:x="11.2cm" svg:y="15.1cm">
          <draw:text-box>
            <text:p>Aktion durchführen (Ventile</text:p>
            <text:p>steuern, Fütterungsautoma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1T22:38:30.886000000</meta:creation-date>
    <dc:date>2019-12-28T20:17:08.522773991</dc:date>
    <meta:editing-duration>PT26M6S</meta:editing-duration>
    <meta:editing-cycles>6</meta:editing-cycles>
    <meta:generator>LibreOffice/5.2.7.2$Linux_ARM_EABI LibreOffice_project/20m0$Build-2</meta:generator>
    <meta:document-statistic meta:object-count="35"/>
  </office:meta>
</office:document-meta>
</file>